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 życiu każdego gwiezdnego marines, zdobywcy kontynentów, obrońcy planety Ziemia przed najazdami obcych maszkar czy napakowanego herosa starającego się powstrzymać smoczą inwazję nadchodzi w końcu czas, w którym przychodzi im do głowy jedna myśl – “a może by tak zawiesić broń na kołku, spakować zbroję do kufra i wyjechać w Bieszczady?”. Gdy to następuje gracze którzy nimi sterują mogą zrobić tylko jedno – zainstalować “Stardew Valley”.</text:p>
      <text:p text:style-name="P1"/>
      <text:p text:style-name="P1">Sama gra zaczyna się w podobny sposób – utworzona przez gracza postać płci dowolnej siedzi w korpo i, zachęcana radosnymi hasłami do owocnej pracy, gnije przed komputerem. Nagle jednak przypomina sobie o tajemniczym liście od swojego dziadka, który ma otworzyć tylko w wypadku, gdyby znudziło się jej obecne życie. W kopercie znajduje akt własności farmy w tytułowej dolinie Stardew. Tak oto zaczyna się jego wspaniała przygoda w świecie melonów, marchewek, podrywania lokalnych panien na wiejskich potańcówkach, hodowania zwierzątek, łowienia ryb… i walczenia z potworami w kopalni.</text:p>
      <text:p text:style-name="P1"/>
      <text:p text:style-name="P1">Może nie brzmi to za ciekawie, ale gra okazuje się zadziwiająco grywalna. Jeśli komuś powyższy opis skojarzył się z “Harvest Moon”, to mniej więcej wie, czego się spodziewać. Mamy tu do czynienia z symulacją życia farmera w wersji ułagodzonej i uproszczonej w celu zwiększenia radochy płynącej z zabawy. Schemat rozgrywki jest banalny – każdego dnia nasz bohater budzi się w swoim domku i ma czas do północy (gdy gra zaczyna ponaglać nas, byśmy go położyli z powrotem do łóżka – a w razie gdyby nam się to nie udało, postać zasypia tam, gdzie stoi, a następnego dnia mamy do zużycia mniej energii) na załatwienie swoich spraw. Z reguły zaczyna się od zadbania o swoje uprawy i zrobienie porządku na farmie – zwłaszcza na początku gry, gdy prezent od dziadka jest zarośnięty, pełen kamieni i trzeba go uporządkować, potem można zrobić wypad do sklepu, przejść się na plażę, spróbować spotkać się ze znajomymi – a na koniec dnia wyładować łupy oraz uprawy do skrzyni stojącej obok naszego domku, dzięki czemu zostają w trakcie snu przeliczone na gotówkę. </text:p>
      <text:p text:style-name="P1"/>
      <text:p text:style-name="P1">Gra oferuje multum opcji i ścieżek, którymi gracz może podążać oraz celów do wypełnienia. Umiejętności rozwijane przez naszą postać dzielą się na rolnictwo, wydobycie, łowienie, walkę oraz zbieractwo (czyli zbieranie np. grzybów czy dzikich owoców, pod tą kategorię podpada również rąbanie drzew). Po pewnym czasie dowiadujemy się też o istnieniu opuszczonego centrum kulturowego, które możemy odbudować poprzez znoszenie swego rodzaju duszkom opiekuńczym wymaganych przez nie przedmiotów, otrzymując w zamian bonusy. Możemy zapisać się do gildii bohaterów, możemy zapuszczać się w głębiny lokalnej kopalni w poszukiwaniu surowców i stworków do zabicia, po pewnym czasie odkrywamy też, że postacie z miasteczka mają swój rytm dobowy oraz ulubione prezenty, a poprawianie relacji z nimi daje bonusy. Do tego dochodzi jeszcze system wytwarzania przedmiotów, cykl dobowy, cztery pory roku, imprezy, urodziny… Kto by pomyślał, że farmerzy mają takie ciekawe życie? <text:s/>Ba, możliwe jest nawet ponowne dołączenie do korporacji, z której nasza postać uciekła na początku gry i pomaganie jej w dziele zniewolenia ludu robotniczego miast i wsi doliny Stardew, co odrobinę zmienia zasady gry, np. zwiększając znaczenie pieniędzy, kosztem znaczenia wykonywanej pracy (tak, jak normalnie gracz byłby nagrodzony za wyhodowanie wszystkich roślin dostępnej w danej porze roku, tak w tym wypadku nagrodę otrzymuje po prostu za zgromadzenie dużej ilości pieniędzy). </text:p>
      <text:p text:style-name="P1"/>
      <text:p text:style-name="P1">Rozgrywka ma nieśpieszne tempo – pierwsze ulepszenie domku zdobyłem po około czternastu godzinach grania. Kolejne cele jakie sobie wyznaczyłem, czyli stworzenie prywatnej armii kur, rozwój przemysłu bimbrowniczego oraz znalezienie sobie żony jeszcze muszą poczekać… nie powinno jednak zająć mi to za długo, bowiem gra zapisywana jest automatycznie przy każdym pójściu spać, co generuje swoisty syndrom “jeszcze jednego dnia”. Po prostu ciężko się powstrzymać by po obudzeniu się nie sprawdzić skrzynki na listy, nie podlać upraw czy pogłaskać kota (owszem – można mieć swoje zwierzątko domowe, a co!) – i zanim człowiek się zorientuje, minie już połowa dnia, czyli równie dobrze można pograć aż do nocy, a następnego ranka cykl się powtarza. </text:p>
      <text:p text:style-name="P1"/>
      <text:p text:style-name="P1">Grafika to proste, funkcjonalne i nad wyraz estetyczne 2D, przywodzące na pamięć Harvest Moon, acz w większej rozdzielczości. Z jednej strony sprawia to, że gra pójdzie nawet na kalkulatorach, a ekran ładowania praktycznie nie występuje, a z drugiej strony ułatwia zabawę, bo wszystko jest bardzo czytelne – na pierwszy rzut oka można od siebie odróżnić obiekty oraz postacie. Interfejs użytkownika można samemu poprawić zgodnie z własnymi życzeniami (szczególnie przydaje się zaznaczenie opcji wskazującej, w które pole “celujemy”) i nie utrudnia zabawy. Równie dobra jest muzyka – prosta, bezpretensjonalna, idealnie pasująca do życia kupki pikseli udającej farmera. Wszystko to razem składa się na sympatyczny klimat, przy którym można odpocząć po pełnych niezdrowych emocji innych grach. “Stardew Valley” po prostu samo prosi się o to, by włączyć go po ciężkim dniu, podlać melony, dać burmistrzowi ostrą papryczkę (uwielbia je, a władzy zawsze warto się podlizać) i połowić rybki. </text:p>
      <text:p text:style-name="P1"/>
      <text:p text:style-name="P1">W dniu, w którym piszę te słowa na stronie <text:a xlink:type="simple" xlink:href="https://www.humblebundle.com/monthly" text:style-name="Internet_20_link" text:visited-style-name="Visited_20_Internet_20_Link"><text:span text:style-name="T1">https://www.humblebundle.com/monthly</text:span></text:a> grę wciąż można dostać za 12 dolarów, razem z pakietem innych produkcji (jeszcze nieujawnionych). Na chwilę obecną jest to gra absolutnie jedyna w swoim rodzaju – przynajmniej na PC, gdzie “Harvest Moon” nigdy nie postawiło swojej stopy. Spokojny klimat, proste do opanowania acz głębokie mechanizmy, wewnętrzna ekonomia, dużo smaczków i sekretów do poznania w świecie gry – wszystko to można albo pokochać albo odrzucić. Zapewniam osobiście, że warto spróbować – niezależnie od tego czy gra się spodoba czy nie, będzie to doświadczenie jedyne w swoim rodzaju.</text:p>
      <text:p text:style-name="P1"/>
      <text:p text:style-name="P1"/>
      <text:p text:style-name="P1"><text:a xlink:type="simple" xlink:href="http://stardewvalley.net/wp-content/uploads/2016/02/Bexy_fullFarm_summer_smallest_half.png" text:style-name="Internet_20_link" text:visited-style-name="Visited_20_Internet_20_Link"><text:span text:style-name="T1">http://stardewvalley.net/wp-content/uploads/2016/02/Bexy_fullFarm_summer_smallest_half.png</text:span></text:a> - header</text:p>
      <text:p text:style-name="P1"/>
      <text:p text:style-name="P1"><text:a xlink:type="simple" xlink:href="http://stardewvalley.net/wp-content/uploads/2016/02/Bexy_fullFarm_summer_smallest_half.png" text:style-name="Internet_20_link" text:visited-style-name="Visited_20_Internet_20_Link"><text:span text:style-name="T1">http://stardewvalley.net/wp-content/uploads/2016/02/Bexy_fullFarm_summer_smallest_half.png</text:span></text:a> - źródło <text:a xlink:type="simple" xlink:href="http://stardewvalley.net/" text:style-name="Internet_20_link" text:visited-style-name="Visited_20_Internet_20_Link"><text:span text:style-name="T1">http://stardewvalley.net/</text:span></text:a></text:p>
      <text:p text:style-name="P1"/>
      <text:p text:style-name="P1"><text:a xlink:type="simple" xlink:href="http://stardewvalley.net/wp-content/uploads/2016/08/Shane1-768x432.png" text:style-name="Internet_20_link" text:visited-style-name="Visited_20_Internet_20_Link"><text:span text:style-name="T1">http://stardewvalley.net/wp-content/uploads/2016/08/Shane1-768x432.png</text:span></text:a> - źródło <text:a xlink:type="simple" xlink:href="http://stardewvalley.net/" text:style-name="Internet_20_link" text:visited-style-name="Visited_20_Internet_20_Link"><text:span text:style-name="T1">http://stardewvalley.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883" meta:character-count="6218" meta:non-whitespace-character-count="5325"/>
    <meta:generator>LibreOfficeDev/5.1.0.3$Linux_X86_64 LibreOffice_project/</meta:generator>
  </office:meta>
</office:document-meta>
</file>